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04cm"/>
    </style:style>
    <style:style style:name="gr3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="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="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1.407cm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11cm"/>
    </style:style>
    <style:style style:name="gr10" style:family="graphic" style:parent-style-name="standard">
      <style:graphic-properties svg:stroke-color="#000000" draw:marker-end="Arrow" draw:fill-color="#000000" draw:textarea-vertical-align="middle"/>
    </style:style>
    <style:style style:name="gr11" style:family="graphic" style:parent-style-name="standard">
      <style:graphic-properties svg:stroke-color="#000000" draw:marker-start="" draw:marker-end="Arrow" draw:fill-color="#000000" draw:textarea-vertical-align="middle"/>
    </style:style>
    <style:style style:name="gr12" style:family="graphic" style:parent-style-name="standard">
      <style:graphic-properties svg:stroke-color="#000000" draw:marker-start="Arrow" draw:fill-color="#000000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766cm"/>
    </style:style>
    <style:style style:name="gr1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fo:min-height="1.575cm"/>
    </style:style>
    <style:style style:name="gr16" style:family="graphic" style:parent-style-name="standard">
      <style:graphic-properties svg:stroke-color="#000000" draw:fill="none" draw:fill-color="#000000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147cm"/>
    </style:style>
    <style:style style:name="gr18" style:family="graphic" style:parent-style-name="standard">
      <style:graphic-properties svg:stroke-color="#000000" draw:marker-start="" draw:marker-end="Arrow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94cm"/>
    </style:style>
    <style:style style:name="gr20" style:family="graphic" style:parent-style-name="standard">
      <style:graphic-properties svg:stroke-color="#000000" draw:textarea-vertical-align="middle"/>
    </style:style>
    <style:style style:name="gr21" style:family="graphic" style:parent-style-name="objectwithoutfill">
      <style:graphic-properties draw:marker-start="" draw:marker-end="Arrow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Liberation Serif"/>
    </style:style>
    <style:style style:name="P3" style:family="paragraph">
      <loext:graphic-properties draw:fill="none" draw:fill-color="#ffffff"/>
      <style:text-properties style:font-name="Liberation Serif" fo:font-weight="bold" style:font-weight-asian="bold" style:font-weight-complex="bold"/>
    </style:style>
    <style:style style:name="P4" style:family="paragraph">
      <loext:graphic-properties draw:fill="none" draw:fill-color="#ffffff"/>
      <style:text-properties style:font-name="Liberation Serif" fo:font-size="12pt" style:font-size-asian="12pt" style:font-size-complex="12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text-properties style:font-name="Liberation Serif"/>
    </style:style>
    <style:style style:name="P7" style:family="paragraph">
      <loext:graphic-properties draw:fill="none" draw:fill-color="#000000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text-position="-33% 58%" style:font-name="Liberation Serif"/>
    </style:style>
    <style:style style:name="T3" style:family="text">
      <style:text-properties style:text-position="0% 100%" style:font-name="Liberation Serif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erif" fo:font-size="18pt" fo:font-style="normal" fo:text-shadow="none" style:text-underline-style="none" fo:font-weight="bold" style:letter-kerning="true" style:font-name-asian="Liberation Serif1" style:font-size-asian="18pt" style:font-style-asian="normal" style:font-weight-asian="bold" style:font-name-complex="Liberation Serif1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8pt" fo:font-style="normal" fo:text-shadow="none" style:text-underline-style="none" fo:font-weight="normal" style:letter-kerning="true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 style:font-name="Liberation Serif1" fo:font-weight="normal" style:font-name-asian="Liberation Serif1" style:font-weight-asian="normal" style:font-name-complex="Liberation Serif1" style:font-weight-complex="normal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style:font-name="Liberation Serif1" style:font-name-asian="Liberation Serif1" style:font-name-complex="Liberation Serif1"/>
    </style:style>
    <style:style style:name="T10" style:family="text">
      <style:text-properties style:text-position="-33% 58%"/>
    </style:style>
    <style:style style:name="T11" style:family="text">
      <style:text-properties style:text-position="0% 100%"/>
    </style:style>
    <style:style style:name="T12" style:family="text">
      <style:text-properties style:text-position="0% 100%" style:font-name="Liberation Serif1" style:font-name-asian="Liberation Serif1" style:font-name-complex="Liberation Serif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223cm" svg:y1="7.539cm" svg:x2="7.223cm" svg:y2="11.857cm">
          <text:p/>
        </draw:line>
        <draw:line draw:style-name="gr1" draw:text-style-name="P1" draw:layer="layout" svg:x1="11.541cm" svg:y1="13.254cm" svg:x2="7.223cm" svg:y2="11.857cm">
          <text:p/>
        </draw:line>
        <draw:line draw:style-name="gr1" draw:text-style-name="P1" draw:layer="layout" svg:x1="3.286cm" svg:y1="13.127cm" svg:x2="7.223cm" svg:y2="11.857cm">
          <text:p/>
        </draw:line>
        <draw:frame draw:style-name="gr2" draw:text-style-name="P2" draw:layer="layout" svg:width="0.635cm" svg:height="0.954cm" svg:x="6.843cm" svg:y="6.523cm">
          <draw:text-box>
            <text:p><text:span text:style-name="T1">y</text:span></text:p>
          </draw:text-box>
        </draw:frame>
        <draw:frame draw:style-name="gr2" draw:text-style-name="P2" draw:layer="layout" svg:width="0.635cm" svg:height="0.954cm" svg:x="2.524cm" svg:y="12.746cm">
          <draw:text-box>
            <text:p><text:span text:style-name="T1">z</text:span></text:p>
          </draw:text-box>
        </draw:frame>
        <draw:frame draw:style-name="gr2" draw:text-style-name="P2" draw:layer="layout" svg:width="0.635cm" svg:height="0.954cm" svg:x="11.414cm" svg:y="12.746cm">
          <draw:text-box>
            <text:p><text:span text:style-name="T1">x</text:span></text:p>
          </draw:text-box>
        </draw:frame>
        <draw:line draw:style-name="gr3" draw:text-style-name="P1" draw:layer="layout" svg:x1="4.683cm" svg:y1="9.317cm" svg:x2="13.319cm" svg:y2="7.285cm">
          <text:p/>
        </draw:line>
        <draw:line draw:style-name="gr4" draw:text-style-name="P1" draw:layer="layout" svg:x1="19.161cm" svg:y1="11.541cm" svg:x2="4.683cm" svg:y2="9.317cm">
          <text:p/>
        </draw:line>
        <draw:line draw:style-name="gr5" draw:text-style-name="P1" draw:layer="layout" svg:x1="23.606cm" svg:y1="8.62cm" svg:x2="13.319cm" svg:y2="7.285cm">
          <text:p/>
        </draw:line>
        <draw:frame draw:style-name="gr6" draw:text-style-name="P2" draw:layer="layout" svg:width="5.207cm" svg:height="1.657cm" svg:x="10.906cm" svg:y="6.328cm">
          <draw:text-box>
            <text:p><text:span text:style-name="T1">(x</text:span><text:span text:style-name="T2">1</text:span><text:span text:style-name="T3">,</text:span><text:span text:style-name="T3">y</text:span><text:span text:style-name="T2">1</text:span><text:span text:style-name="T3">,</text:span><text:span text:style-name="T3">z</text:span><text:span text:style-name="T2">1</text:span><text:span text:style-name="T3">)</text:span></text:p>
          </draw:text-box>
        </draw:frame>
        <draw:frame draw:style-name="gr6" draw:text-style-name="P2" draw:layer="layout" svg:width="5.207cm" svg:height="1.657cm" svg:x="2.27cm" svg:y="8.36cm">
          <draw:text-box>
            <text:p><text:span text:style-name="T1">(x</text:span><text:span text:style-name="T2">0</text:span><text:span text:style-name="T3">,</text:span><text:span text:style-name="T3">y</text:span><text:span text:style-name="T2">0</text:span><text:span text:style-name="T3">,</text:span><text:span text:style-name="T3">z</text:span><text:span text:style-name="T2">0</text:span><text:span text:style-name="T3">)</text:span></text:p>
          </draw:text-box>
        </draw:frame>
        <draw:line draw:style-name="gr7" draw:text-style-name="P1" draw:layer="layout" svg:x1="2.397cm" svg:y1="7.096cm" svg:x2="5.445cm" svg:y2="7.604cm">
          <text:p/>
        </draw:line>
        <draw:frame draw:style-name="gr6" draw:text-style-name="P3" draw:layer="layout" svg:width="5.207cm" svg:height="1.657cm" svg:x="1.254cm" svg:y="6.074cm">
          <draw:text-box>
            <text:p><text:span text:style-name="T4">u</text:span><text:span text:style-name="T5">∞</text:span><text:span text:style-name="T6">*V</text:span><text:span text:style-name="T7">∞</text:span></text:p>
          </draw:text-box>
        </draw:frame>
        <draw:line draw:style-name="gr8" draw:text-style-name="P1" draw:layer="layout" svg:x1="2.27cm" svg:y1="9.89cm" svg:x2="15.859cm" svg:y2="6.715cm">
          <text:p/>
        </draw:line>
        <draw:frame draw:style-name="gr9" draw:text-style-name="P4" draw:layer="layout" svg:width="6.223cm" svg:height="2.36cm" draw:transform="rotate (0.241902634326414) translate (15.732cm 6.329cm)">
          <draw:text-box>
            <text:p><text:span text:style-name="T8">Locu</text:span><text:span text:style-name="T8">s of </text:span><text:span text:style-name="T8">aero</text:span><text:span text:style-name="T8">dyna</text:span><text:span text:style-name="T8">mic </text:span><text:span text:style-name="T8">cente</text:span><text:span text:style-name="T8">rs</text:span></text:p>
          </draw:text-box>
        </draw:frame>
        <draw:frame draw:style-name="gr9" draw:text-style-name="P4" draw:layer="layout" svg:width="6.223cm" svg:height="2.36cm" draw:transform="rotate (-0.15690509975429) translate (13.649cm 10.016cm)">
          <draw:text-box>
            <text:p><text:span text:style-name="T8">Traili</text:span><text:span text:style-name="T8">ng </text:span><text:span text:style-name="T8">segm</text:span><text:span text:style-name="T8">ent</text:span></text:p>
          </draw:text-box>
        </draw:frame>
        <draw:frame draw:style-name="gr9" draw:text-style-name="P4" draw:layer="layout" svg:width="6.223cm" svg:height="2.36cm" draw:transform="rotate (-0.121474915938805) translate (19.701cm 7.477cm)">
          <draw:text-box>
            <text:p><text:span text:style-name="T8">Traili</text:span><text:span text:style-name="T8">ng </text:span><text:span text:style-name="T8">segm</text:span><text:span text:style-name="T8">ent</text:span></text:p>
          </draw:text-box>
        </draw:frame>
        <draw:frame draw:style-name="gr9" draw:text-style-name="P4" draw:layer="layout" svg:width="6.223cm" svg:height="2.36cm" draw:transform="rotate (0.239633706298821) translate (9.763cm 8.065cm)">
          <draw:text-box>
            <text:p><text:span text:style-name="T8">Bou</text:span><text:span text:style-name="T8">nd </text:span><text:span text:style-name="T8">segm</text:span><text:span text:style-name="T8">ent</text:span></text:p>
          </draw:text-box>
        </draw:frame>
        <draw:ellipse draw:style-name="gr10" draw:text-style-name="P5" draw:layer="layout" svg:width="1.143cm" svg:height="1.651cm" svg:x="8.239cm" svg:y="7.477cm" draw:kind="arc" draw:start-angle="219.02" draw:end-angle="135.56">
          <text:p/>
        </draw:ellipse>
        <draw:ellipse draw:style-name="gr11" draw:text-style-name="P5" draw:layer="layout" svg:width="1.143cm" svg:height="1.651cm" svg:x="11.668cm" svg:y="9.636cm" draw:kind="arc" draw:start-angle="219.02" draw:end-angle="135.56">
          <text:p/>
        </draw:ellipse>
        <draw:ellipse draw:style-name="gr12" draw:text-style-name="P5" draw:layer="layout" svg:width="1.029cm" svg:height="1.651cm" svg:x="18.145cm" svg:y="7.096cm" draw:kind="arc" draw:start-angle="44.36" draw:end-angle="321.04">
          <text:p/>
        </draw:ellipse>
        <draw:frame draw:style-name="gr13" draw:text-style-name="P2" draw:layer="layout" svg:width="1.143cm" svg:height="1.016cm" svg:x="7.985cm" svg:y="6.715cm">
          <draw:text-box>
            <text:p><text:span text:style-name="T9">Γ</text:span></text:p>
          </draw:text-box>
        </draw:frame>
        <draw:frame draw:style-name="gr13" draw:text-style-name="P2" draw:layer="layout" svg:width="1.143cm" svg:height="1.016cm" svg:x="11.414cm" svg:y="8.874cm">
          <draw:text-box>
            <text:p><text:span text:style-name="T9">Γ</text:span></text:p>
          </draw:text-box>
        </draw:frame>
        <draw:frame draw:style-name="gr13" draw:text-style-name="P2" draw:layer="layout" svg:width="1.143cm" svg:height="1.016cm" svg:x="17.764cm" svg:y="6.461cm">
          <draw:text-box>
            <text:p><text:span text:style-name="T9">Γ</text:span></text:p>
          </draw:text-box>
        </draw:frame>
      </draw:page>
      <draw:page draw:name="page2" draw:style-name="dp1" draw:master-page-name="Default">
        <draw:g>
          <draw:line draw:style-name="gr8" draw:text-style-name="P1" draw:layer="layout" svg:x1="15.097cm" svg:y1="9.89cm" svg:x2="15.097cm" svg:y2="15.859cm">
            <text:p/>
          </draw:line>
          <draw:line draw:style-name="gr8" draw:text-style-name="P1" draw:layer="layout" svg:x1="15.097cm" svg:y1="9.89cm" svg:x2="9.128cm" svg:y2="9.89cm">
            <text:p/>
          </draw:line>
          <draw:line draw:style-name="gr8" draw:text-style-name="P1" draw:layer="layout" svg:x1="15.097cm" svg:y1="9.89cm" svg:x2="16.621cm" svg:y2="8.239cm">
            <text:p/>
          </draw:line>
        </draw:g>
        <draw:g>
          <draw:g>
            <draw:line draw:style-name="gr14" draw:text-style-name="P1" draw:layer="layout" svg:x1="15.103cm" svg:y1="9.911cm" svg:x2="13.558cm" svg:y2="15.677cm">
              <text:p/>
            </draw:line>
            <draw:line draw:style-name="gr14" draw:text-style-name="P1" draw:layer="layout" svg:x1="15.103cm" svg:y1="9.911cm" svg:x2="9.337cm" svg:y2="8.366cm">
              <text:p/>
            </draw:line>
            <draw:line draw:style-name="gr14" draw:text-style-name="P1" draw:layer="layout" svg:x1="15.103cm" svg:y1="9.911cm" svg:x2="16.621cm" svg:y2="8.239cm">
              <text:p/>
            </draw:line>
          </draw:g>
        </draw:g>
        <draw:frame draw:style-name="gr15" draw:text-style-name="P2" draw:layer="layout" svg:width="1.397cm" svg:height="1.825cm" svg:x="8.493cm" svg:y="9.462cm">
          <draw:text-box>
            <text:p text:style-name="P6">x<text:span text:style-name="T10">w</text:span></text:p>
          </draw:text-box>
        </draw:frame>
        <draw:frame draw:style-name="gr15" draw:text-style-name="P2" draw:layer="layout" svg:width="1.397cm" svg:height="1.825cm" svg:x="14.335cm" svg:y="15.304cm">
          <draw:text-box>
            <text:p text:style-name="P6">z<text:span text:style-name="T10">w</text:span></text:p>
          </draw:text-box>
        </draw:frame>
        <draw:frame draw:style-name="gr15" draw:text-style-name="P2" draw:layer="layout" svg:width="1.397cm" svg:height="1.825cm" svg:x="16.494cm" svg:y="7.43cm">
          <draw:text-box>
            <text:p text:style-name="P6"><text:span text:style-name="T11">y</text:span><text:span text:style-name="T10">w</text:span></text:p>
          </draw:text-box>
        </draw:frame>
        <draw:frame draw:style-name="gr15" draw:text-style-name="P2" draw:layer="layout" svg:width="1.397cm" svg:height="1.825cm" svg:x="8.62cm" svg:y="7.858cm">
          <draw:text-box>
            <text:p text:style-name="P6">x<text:span text:style-name="T10">b</text:span></text:p>
          </draw:text-box>
        </draw:frame>
        <draw:frame draw:style-name="gr15" draw:text-style-name="P2" draw:layer="layout" svg:width="1.397cm" svg:height="1.825cm" svg:x="12.811cm" svg:y="15.177cm">
          <draw:text-box>
            <text:p text:style-name="P6"><text:span text:style-name="T11">z</text:span><text:span text:style-name="T10">b</text:span></text:p>
          </draw:text-box>
        </draw:frame>
        <draw:circle draw:style-name="gr16" draw:text-style-name="P7" draw:layer="layout" svg:width="8.382cm" svg:height="8.382cm" svg:x="10.609cm" svg:y="6.149cm" draw:kind="arc" draw:start-angle="259.56" draw:end-angle="272.32">
          <text:p/>
        </draw:circle>
        <draw:circle draw:style-name="gr16" draw:text-style-name="P7" draw:layer="layout" svg:width="8.382cm" svg:height="8.382cm" draw:transform="rotate (-1.5707963267949) translate (18.965cm 5.442cm)" draw:kind="arc" draw:start-angle="259.56" draw:end-angle="272.32">
          <text:p/>
        </draw:circle>
        <draw:frame draw:style-name="gr17" draw:text-style-name="P2" draw:layer="layout" svg:width="1.397cm" svg:height="1.397cm" svg:x="9.89cm" svg:y="8.874cm">
          <draw:text-box>
            <text:p text:style-name="P6"><text:span text:style-name="T9">θ</text:span></text:p>
          </draw:text-box>
        </draw:frame>
        <draw:frame draw:style-name="gr17" draw:text-style-name="P2" draw:layer="layout" svg:width="1.397cm" svg:height="1.397cm" svg:x="13.954cm" svg:y="14.462cm">
          <draw:text-box>
            <text:p text:style-name="P6"><text:span text:style-name="T9">θ</text:span></text:p>
          </draw:text-box>
        </draw:frame>
        <draw:circle draw:style-name="gr18" draw:text-style-name="P8" draw:layer="layout" svg:width="1.524cm" svg:height="1.524cm" svg:x="15.224cm" svg:y="8.112cm" draw:kind="arc" draw:start-angle="306.89" draw:end-angle="250.73">
          <text:p/>
        </draw:circle>
      </draw:page>
      <draw:page draw:name="page3" draw:style-name="dp1" draw:master-page-name="Default">
        <draw:g>
          <draw:line draw:style-name="gr8" draw:text-style-name="P1" draw:layer="layout" svg:x1="15.097cm" svg:y1="9.891cm" svg:x2="15.097cm" svg:y2="15.86cm">
            <text:p/>
          </draw:line>
          <draw:line draw:style-name="gr8" draw:text-style-name="P1" draw:layer="layout" svg:x1="15.097cm" svg:y1="9.891cm" svg:x2="9.128cm" svg:y2="9.891cm">
            <text:p/>
          </draw:line>
          <draw:line draw:style-name="gr8" draw:text-style-name="P1" draw:layer="layout" svg:x1="15.097cm" svg:y1="9.891cm" svg:x2="16.621cm" svg:y2="8.24cm">
            <text:p/>
          </draw:line>
        </draw:g>
        <draw:g>
          <draw:g>
            <draw:line draw:style-name="gr8" draw:text-style-name="P1" draw:layer="layout" svg:x1="15.103cm" svg:y1="9.912cm" svg:x2="13.558cm" svg:y2="15.678cm">
              <text:p/>
            </draw:line>
            <draw:line draw:style-name="gr8" draw:text-style-name="P1" draw:layer="layout" svg:x1="15.103cm" svg:y1="9.912cm" svg:x2="9.337cm" svg:y2="8.367cm">
              <text:p/>
            </draw:line>
            <draw:line draw:style-name="gr8" draw:text-style-name="P1" draw:layer="layout" svg:x1="15.103cm" svg:y1="9.912cm" svg:x2="16.621cm" svg:y2="8.24cm">
              <text:p/>
            </draw:line>
          </draw:g>
        </draw:g>
        <draw:frame draw:style-name="gr15" draw:text-style-name="P2" draw:layer="layout" svg:width="1.397cm" svg:height="1.825cm" svg:x="8.493cm" svg:y="9.463cm">
          <draw:text-box>
            <text:p text:style-name="P6">x<text:span text:style-name="T10">w</text:span></text:p>
          </draw:text-box>
        </draw:frame>
        <draw:frame draw:style-name="gr15" draw:text-style-name="P2" draw:layer="layout" svg:width="1.397cm" svg:height="1.825cm" svg:x="14.335cm" svg:y="15.305cm">
          <draw:text-box>
            <text:p text:style-name="P6">z<text:span text:style-name="T10">w</text:span></text:p>
          </draw:text-box>
        </draw:frame>
        <draw:frame draw:style-name="gr15" draw:text-style-name="P2" draw:layer="layout" svg:width="1.397cm" svg:height="1.825cm" svg:x="16.494cm" svg:y="7.431cm">
          <draw:text-box>
            <text:p text:style-name="P6"><text:span text:style-name="T11">y</text:span><text:span text:style-name="T10">w</text:span></text:p>
          </draw:text-box>
        </draw:frame>
        <draw:frame draw:style-name="gr19" draw:text-style-name="P2" draw:layer="layout" svg:width="1.143cm" svg:height="1.19cm" svg:x="9.128cm" svg:y="7.049cm">
          <draw:text-box>
            <text:p text:style-name="P6">x<text:span text:style-name="T10">b</text:span></text:p>
          </draw:text-box>
        </draw:frame>
        <draw:frame draw:style-name="gr15" draw:text-style-name="P2" draw:layer="layout" svg:width="1.397cm" svg:height="1.825cm" svg:x="12.43cm" svg:y="14.669cm">
          <draw:text-box>
            <text:p text:style-name="P6"><text:span text:style-name="T11">z</text:span><text:span text:style-name="T10">b</text:span></text:p>
          </draw:text-box>
        </draw:frame>
        <draw:circle draw:style-name="gr16" draw:text-style-name="P7" draw:layer="layout" svg:width="8.382cm" svg:height="8.382cm" svg:x="10.609cm" svg:y="6.15cm" draw:kind="arc" draw:start-angle="259.56" draw:end-angle="272.32">
          <text:p/>
        </draw:circle>
        <draw:circle draw:style-name="gr16" draw:text-style-name="P7" draw:layer="layout" svg:width="8.382cm" svg:height="8.382cm" draw:transform="rotate (-1.5707963267949) translate (18.965cm 5.443cm)" draw:kind="arc" draw:start-angle="259.56" draw:end-angle="272.32">
          <text:p/>
        </draw:circle>
        <draw:frame draw:style-name="gr17" draw:text-style-name="P2" draw:layer="layout" svg:width="1.397cm" svg:height="1.397cm" svg:x="9.89cm" svg:y="8.875cm">
          <draw:text-box>
            <text:p text:style-name="P6"><text:span text:style-name="T9">θ</text:span></text:p>
          </draw:text-box>
        </draw:frame>
        <draw:frame draw:style-name="gr17" draw:text-style-name="P2" draw:layer="layout" svg:width="1.397cm" svg:height="1.397cm" svg:x="13.954cm" svg:y="14.462cm">
          <draw:text-box>
            <text:p text:style-name="P6"><text:span text:style-name="T9">θ</text:span></text:p>
          </draw:text-box>
        </draw:frame>
        <draw:g>
          <draw:g>
            <draw:line draw:style-name="gr14" draw:text-style-name="P1" draw:layer="layout" svg:x1="15.065cm" svg:y1="9.943cm" svg:x2="13.192cm" svg:y2="15.478cm">
              <text:p/>
            </draw:line>
            <draw:line draw:style-name="gr14" draw:text-style-name="P1" draw:layer="layout" svg:x1="15.065cm" svg:y1="9.943cm" svg:x2="9.636cm" svg:y2="7.985cm">
              <text:p/>
            </draw:line>
            <draw:line draw:style-name="gr14" draw:text-style-name="P1" draw:layer="layout" svg:x1="15.065cm" svg:y1="9.944cm" svg:x2="16.621cm" svg:y2="8.747cm">
              <text:p/>
            </draw:line>
          </draw:g>
        </draw:g>
        <draw:frame draw:style-name="gr15" draw:text-style-name="P2" draw:layer="layout" svg:width="1.397cm" svg:height="1.825cm" svg:x="16.494cm" svg:y="8.192cm">
          <draw:text-box>
            <text:p text:style-name="P6"><text:span text:style-name="T11">y</text:span><text:span text:style-name="T10">b</text:span></text:p>
          </draw:text-box>
        </draw:frame>
        <draw:ellipse draw:style-name="gr18" draw:text-style-name="P8" draw:layer="layout" svg:width="0.762cm" svg:height="1.397cm" svg:x="11.033cm" svg:y="9.362cm" draw:kind="arc" draw:start-angle="310.18" draw:end-angle="237.8">
          <text:p/>
        </draw:ellipse>
        <draw:circle draw:style-name="gr20" draw:text-style-name="P8" draw:layer="layout" svg:width="4.191cm" svg:height="4.191cm" svg:x="12.206cm" svg:y="6.817cm" draw:kind="arc" draw:start-angle="1.05" draw:end-angle="9.74">
          <text:p/>
        </draw:circle>
        <draw:line draw:style-name="gr8" draw:text-style-name="P1" draw:layer="layout" svg:x1="9.763cm" svg:y1="8.112cm" svg:x2="9.382cm" svg:y2="9.89cm">
          <text:p/>
        </draw:line>
        <draw:line draw:style-name="gr8" draw:text-style-name="P1" draw:layer="layout" svg:x1="9.382cm" svg:y1="8.493cm" svg:x2="9.383cm" svg:y2="9.89cm">
          <text:p/>
        </draw:line>
        <draw:circle draw:style-name="gr20" draw:text-style-name="P8" draw:layer="layout" svg:width="1.27cm" svg:height="1.27cm" svg:x="8.804cm" svg:y="8.493cm" draw:kind="arc" draw:start-angle="71.92" draw:end-angle="90.28">
          <text:p/>
        </draw:circle>
        <draw:line draw:style-name="gr8" draw:text-style-name="P1" draw:layer="layout" svg:x1="15.097cm" svg:y1="15.605cm" svg:x2="13.573cm" svg:y2="15.605cm">
          <text:p/>
        </draw:line>
        <draw:line draw:style-name="gr8" draw:text-style-name="P1" draw:layer="layout" svg:x1="15.097cm" svg:y1="15.605cm" svg:x2="13.192cm" svg:y2="15.478cm">
          <text:p/>
        </draw:line>
        <draw:line draw:style-name="gr21" draw:text-style-name="P1" draw:layer="layout" svg:x1="16.748cm" svg:y1="10.017cm" svg:x2="16.494cm" svg:y2="8.747cm">
          <text:p/>
        </draw:line>
        <draw:frame draw:style-name="gr15" draw:text-style-name="P2" draw:layer="layout" svg:width="1.397cm" svg:height="1.825cm" svg:x="16.367cm" svg:y="9.716cm">
          <draw:text-box>
            <text:p text:style-name="P6"><text:span text:style-name="T12">φ</text:span></text:p>
          </draw:text-box>
        </draw:frame>
        <draw:line draw:style-name="gr21" draw:text-style-name="P1" draw:layer="layout" svg:x1="8.366cm" svg:y1="9.128cm" svg:x2="9.509cm" svg:y2="8.62cm">
          <text:p/>
        </draw:line>
        <draw:frame draw:style-name="gr15" draw:text-style-name="P2" draw:layer="layout" svg:width="1.397cm" svg:height="1.825cm" svg:x="7.731cm" svg:y="8.573cm">
          <draw:text-box>
            <text:p text:style-name="P6"><text:span text:style-name="T12">φ</text:span></text:p>
          </draw:text-box>
        </draw:frame>
        <draw:line draw:style-name="gr21" draw:text-style-name="P1" draw:layer="layout" svg:x1="12.557cm" svg:y1="16.033cm" svg:x2="13.7cm" svg:y2="15.525cm">
          <text:p/>
        </draw:line>
        <draw:frame draw:style-name="gr15" draw:text-style-name="P2" draw:layer="layout" svg:width="1.397cm" svg:height="1.825cm" svg:x="11.922cm" svg:y="15.478cm">
          <draw:text-box>
            <text:p text:style-name="P6"><text:span text:style-name="T12">φ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1T10:29:11.204659548</meta:creation-date>
    <dc:date>2019-06-07T08:30:15.909894909</dc:date>
    <meta:editing-duration>P1DT21H33M24S</meta:editing-duration>
    <meta:editing-cycles>5</meta:editing-cycles>
    <meta:generator>LibreOffice/6.0.7.3$Linux_X86_64 LibreOffice_project/00m0$Build-3</meta:generator>
    <meta:document-statistic meta:object-count="80"/>
  </office:meta>
</office:document-meta>
</file>